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43c4f" officeooo:paragraph-rsid="00143c4f" style:font-size-asian="28pt" style:font-size-complex="28pt"/>
    </style:style>
    <style:style style:name="P2" style:family="paragraph" style:parent-style-name="Standard">
      <style:text-properties fo:font-size="12pt" fo:font-weight="normal" officeooo:rsid="00143c4f" officeooo:paragraph-rsid="00143c4f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b9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<text:span text:style-name="T1"><text:s text:c="2"/>Assignment-2</text:span></text:p>
      <text:p text:style-name="P2">Q1.Scale the Deployment of tomcat using Horizontal Pod Autoscaler.</text:p>
      <text:p text:style-name="P2">Q2.Scale the Deployment of Tomcat using Horizontal pod Autoscaler by taking the war file of tomcat from <text:s/>PV by creating A PV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5:03:05.911236191</meta:creation-date>
    <dc:date>2024-07-22T08:55:47.136927178</dc:date>
    <meta:editing-duration>P2DT17H52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32" meta:character-count="225" meta:non-whitespace-character-count="174"/>
  </office:meta>
</office:document-meta>
</file>